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8">
            <text:p>14.800</text:p>
          </table:table-cell>
          <table:table-cell office:value-type="float" office:value="10">
            <text:p>10</text:p>
          </table:table-cell>
          <table:table-cell table:formula="of:=[.C3]*1.01" office:value-type="float" office:value="16.3484074560858">
            <text:p>16.348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42">
            <text:p>11.4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614784672196">
            <text:p>12.6148</text:p>
          </table:table-cell>
          <table:table-cell table:style-name="ce3" office:value-type="float" office:value="28.02">
            <text:p>28.02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0.951511954022">
            <text:p>30.9515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4.8">
            <text:p>14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1865420357285">
            <text:p>16.186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42">
            <text:p>11.4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4898858140554">
            <text:p>12.4899</text:p>
          </table:table-cell>
          <table:table-cell table:style-name="ce4" table:formula="of:=[.Y2]" office:value-type="float" office:value="28.02">
            <text:p>28.02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0.6450613406158">
            <text:p>30.645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4.8">
            <text:p>14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262792432956">
            <text:p>16.026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42">
            <text:p>11.4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3662235782727">
            <text:p>12.3662</text:p>
          </table:table-cell>
          <table:table-cell table:style-name="ce4" table:formula="of:=[.Y3]" office:value-type="float" office:value="28.02">
            <text:p>28.02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0.3416448916988">
            <text:p>30.341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4.8">
            <text:p>14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8676032111838">
            <text:p>15.8676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42">
            <text:p>11.4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2437857210621">
            <text:p>12.2438</text:p>
          </table:table-cell>
          <table:table-cell table:style-name="ce4" table:formula="of:=[.Y4]" office:value-type="float" office:value="28.02">
            <text:p>28.02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0.0412325660384">
            <text:p>30.0412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4.8">
            <text:p>14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104982288948">
            <text:p>15.7105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42">
            <text:p>11.4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1225601198634">
            <text:p>12.1226</text:p>
          </table:table-cell>
          <table:table-cell table:style-name="ce4" table:formula="of:=[.Y5]" office:value-type="float" office:value="28.02">
            <text:p>28.02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29.74379461984">
            <text:p>29.7438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4.8">
            <text:p>14.8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5.55494874148">
            <text:p>15.5549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42">
            <text:p>11.4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002534772142">
            <text:p>12.0025</text:p>
          </table:table-cell>
          <table:table-cell table:style-name="ce4" table:formula="of:=[.Y6]" office:value-type="float" office:value="28.02">
            <text:p>28.02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29.449301603802">
            <text:p>29.4493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4.8">
            <text:p>14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00939348">
            <text:p>15.400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42">
            <text:p>11.4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1.8836977942">
            <text:p>11.8837</text:p>
          </table:table-cell>
          <table:table-cell table:style-name="ce4" table:formula="of:=[.Y7]" office:value-type="float" office:value="28.02">
            <text:p>28.02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29.1577243602">
            <text:p>29.1577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4.8">
            <text:p>14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484548">
            <text:p>15.248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42">
            <text:p>11.4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1.76603742">
            <text:p>11.7660</text:p>
          </table:table-cell>
          <table:table-cell table:style-name="ce4" table:formula="of:=[.Y8]" office:value-type="float" office:value="28.02">
            <text:p>28.02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28.86903402">
            <text:p>28.8690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4.8">
            <text:p>14.8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5.09748">
            <text:p>15.097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42">
            <text:p>11.4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649542">
            <text:p>11.6495</text:p>
          </table:table-cell>
          <table:table-cell table:style-name="ce4" table:formula="of:=[.Y9]" office:value-type="float" office:value="28.02">
            <text:p>28.02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8.583202">
            <text:p>28.583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4.8">
            <text:p>14.8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4.948">
            <text:p>14.948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42">
            <text:p>11.4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5342">
            <text:p>11.5342</text:p>
          </table:table-cell>
          <table:table-cell table:style-name="ce4" table:formula="of:=[.Y10]" office:value-type="float" office:value="28.02">
            <text:p>28.02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8.3002">
            <text:p>28.3002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4.8">
            <text:p>14.8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4.8">
            <text:p>14.8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42">
            <text:p>11.4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42">
            <text:p>11.4200</text:p>
          </table:table-cell>
          <table:table-cell table:style-name="ce4" table:formula="of:=[.Y11]" office:value-type="float" office:value="28.02">
            <text:p>28.02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8.02">
            <text:p>28.02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4.8">
            <text:p>14.8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4.6534653465347">
            <text:p>14.653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42">
            <text:p>11.4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3069306930693">
            <text:p>11.3069</text:p>
          </table:table-cell>
          <table:table-cell table:style-name="ce4" table:formula="of:=[.Y12]" office:value-type="float" office:value="28.02">
            <text:p>28.02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7.7425742574257">
            <text:p>27.742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4.8">
            <text:p>14.8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4.5083815312224">
            <text:p>14.5084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42">
            <text:p>11.4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194980884227">
            <text:p>11.1950</text:p>
          </table:table-cell>
          <table:table-cell table:style-name="ce4" table:formula="of:=[.Y13]" office:value-type="float" office:value="28.02">
            <text:p>28.02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7.4678953043819">
            <text:p>27.4679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4.8">
            <text:p>14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3647341893291">
            <text:p>14.3647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42">
            <text:p>11.4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0841394893337">
            <text:p>11.0841</text:p>
          </table:table-cell>
          <table:table-cell table:style-name="ce4" table:formula="of:=[.Y14]" office:value-type="float" office:value="28.02">
            <text:p>28.02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7.1959359449326">
            <text:p>27.1959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4.8">
            <text:p>14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225090983457">
            <text:p>14.222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42">
            <text:p>11.4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0.9743955339938">
            <text:p>10.9744</text:p>
          </table:table-cell>
          <table:table-cell table:style-name="ce4" table:formula="of:=[.Y15]" office:value-type="float" office:value="28.02">
            <text:p>28.02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6.9266692524085">
            <text:p>26.926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4.8">
            <text:p>14.8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4.0816921765799">
            <text:p>14.08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42">
            <text:p>11.4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0.8657381524691">
            <text:p>10.8657</text:p>
          </table:table-cell>
          <table:table-cell table:style-name="ce4" table:formula="of:=[.Y16]" office:value-type="float" office:value="28.02">
            <text:p>28.02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6.6600685667411">
            <text:p>26.6601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4.8">
            <text:p>14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422694817623">
            <text:p>13.9423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42">
            <text:p>11.4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0.758156586603">
            <text:p>10.7582</text:p>
          </table:table-cell>
          <table:table-cell table:style-name="ce4" table:formula="of:=[.Y17]" office:value-type="float" office:value="28.02">
            <text:p>28.02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6.3961074918229">
            <text:p>26.3961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4.8">
            <text:p>14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042272096656">
            <text:p>13.804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42">
            <text:p>11.4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6516401847555">
            <text:p>10.6516</text:p>
          </table:table-cell>
          <table:table-cell table:style-name="ce4" table:formula="of:=[.Y18]" office:value-type="float" office:value="28.02">
            <text:p>28.02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6.1347598928939">
            <text:p>26.1348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4.8">
            <text:p>14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6675516927382">
            <text:p>13.6676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42">
            <text:p>11.4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546178400748">
            <text:p>10.5462</text:p>
          </table:table-cell>
          <table:table-cell table:style-name="ce4" table:formula="of:=[.Y19]" office:value-type="float" office:value="28.02">
            <text:p>28.02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5.8759998939544">
            <text:p>25.8760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4.8">
            <text:p>14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322293987507">
            <text:p>13.532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42">
            <text:p>11.4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4417607928198">
            <text:p>10.4418</text:p>
          </table:table-cell>
          <table:table-cell table:style-name="ce4" table:formula="of:=[.Y20]" office:value-type="float" office:value="28.02">
            <text:p>28.02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5.6198018752024">
            <text:p>25.619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4.8">
            <text:p>14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3982469294562">
            <text:p>13.3982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42">
            <text:p>11.4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3383770225939">
            <text:p>10.3384</text:p>
          </table:table-cell>
          <table:table-cell table:style-name="ce4" table:formula="of:=[.Y21]" office:value-type="float" office:value="28.02">
            <text:p>28.02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5.3661404704974">
            <text:p>25.366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.51">
            <text:p>7.510</text:p>
          </table:table-cell>
          <table:table-cell office:value-type="float" office:value="10">
            <text:p>10</text:p>
          </table:table-cell>
          <table:table-cell table:formula="of:=[.C26]*1.01" office:value-type="float" office:value="8.29571216183815">
            <text:p>8.2957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44">
            <text:p>1.144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26368771147042">
            <text:p>1.2637</text:p>
          </table:table-cell>
          <table:table-cell table:style-name="ce3" office:value-type="float" office:value="1.07">
            <text:p>1.07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8194567418999">
            <text:p>1.1819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7.51">
            <text:p>7.5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8.21357639785955">
            <text:p>8.2136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44">
            <text:p>1.144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25117595195091">
            <text:p>1.2512</text:p>
          </table:table-cell>
          <table:table-cell table:style-name="ce4" table:formula="of:=[.Y25]" office:value-type="float" office:value="1.07">
            <text:p>1.07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7024324177227">
            <text:p>1.1702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7.51">
            <text:p>7.5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8.13225385926688">
            <text:p>8.1323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44">
            <text:p>1.144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3878807123852">
            <text:p>1.2388</text:p>
          </table:table-cell>
          <table:table-cell table:style-name="ce4" table:formula="of:=[.Y26]" office:value-type="float" office:value="1.07">
            <text:p>1.07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5865667502205">
            <text:p>1.1587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7.51">
            <text:p>7.5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8.05173649432365">
            <text:p>8.0517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44">
            <text:p>1.144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2652284281042">
            <text:p>1.2265</text:p>
          </table:table-cell>
          <table:table-cell table:style-name="ce4" table:formula="of:=[.Y27]" office:value-type="float" office:value="1.07">
            <text:p>1.07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471848267545">
            <text:p>1.1472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7.51">
            <text:p>7.5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7.97201633101351">
            <text:p>7.972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44">
            <text:p>1.144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1437905228754">
            <text:p>1.2144</text:p>
          </table:table-cell>
          <table:table-cell table:style-name="ce4" table:formula="of:=[.Y28]" office:value-type="float" office:value="1.07">
            <text:p>1.07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3582656114307">
            <text:p>1.1358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7.51">
            <text:p>7.51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7.893085476251">
            <text:p>7.8931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44">
            <text:p>1.144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023554973144">
            <text:p>1.2024</text:p>
          </table:table-cell>
          <table:table-cell table:style-name="ce4" table:formula="of:=[.Y29]" office:value-type="float" office:value="1.07">
            <text:p>1.07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24580753607">
            <text:p>1.1246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7.51">
            <text:p>7.5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7.8149361151">
            <text:p>7.8149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44">
            <text:p>1.144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19045098744">
            <text:p>1.1905</text:p>
          </table:table-cell>
          <table:table-cell table:style-name="ce4" table:formula="of:=[.Y30]" office:value-type="float" office:value="1.07">
            <text:p>1.07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134462907">
            <text:p>1.1134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7.51">
            <text:p>7.5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7.73756051">
            <text:p>7.7376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44">
            <text:p>1.144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78664344">
            <text:p>1.1787</text:p>
          </table:table-cell>
          <table:table-cell table:style-name="ce4" table:formula="of:=[.Y31]" office:value-type="float" office:value="1.07">
            <text:p>1.07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0242207">
            <text:p>1.102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7.51">
            <text:p>7.5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7.660951">
            <text:p>7.6610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44">
            <text:p>1.144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669944">
            <text:p>1.1670</text:p>
          </table:table-cell>
          <table:table-cell table:style-name="ce4" table:formula="of:=[.Y32]" office:value-type="float" office:value="1.07">
            <text:p>1.07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91507">
            <text:p>1.091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7.51">
            <text:p>7.5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7.5851">
            <text:p>7.5851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44">
            <text:p>1.144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15544">
            <text:p>1.1554</text:p>
          </table:table-cell>
          <table:table-cell table:style-name="ce4" table:formula="of:=[.Y33]" office:value-type="float" office:value="1.07">
            <text:p>1.07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807">
            <text:p>1.0807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7.51">
            <text:p>7.51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7.51">
            <text:p>7.51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44">
            <text:p>1.144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44">
            <text:p>1.1440</text:p>
          </table:table-cell>
          <table:table-cell table:style-name="ce4" table:formula="of:=[.Y34]" office:value-type="float" office:value="1.07">
            <text:p>1.07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7">
            <text:p>1.07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7.51">
            <text:p>7.51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7.43564356435644">
            <text:p>7.435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44">
            <text:p>1.144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3267326732673">
            <text:p>1.1327</text:p>
          </table:table-cell>
          <table:table-cell table:style-name="ce4" table:formula="of:=[.Y35]" office:value-type="float" office:value="1.07">
            <text:p>1.07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5940594059406">
            <text:p>1.059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7.51">
            <text:p>7.51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7.36202333104598">
            <text:p>7.362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44">
            <text:p>1.144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2145868052152">
            <text:p>1.1215</text:p>
          </table:table-cell>
          <table:table-cell table:style-name="ce4" table:formula="of:=[.Y36]" office:value-type="float" office:value="1.07">
            <text:p>1.07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4891677286541">
            <text:p>1.048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7.51">
            <text:p>7.5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7.28913201093661">
            <text:p>7.2891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44">
            <text:p>1.144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1035512922923">
            <text:p>1.1104</text:p>
          </table:table-cell>
          <table:table-cell table:style-name="ce4" table:formula="of:=[.Y37]" office:value-type="float" office:value="1.07">
            <text:p>1.07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3853145828258">
            <text:p>1.0385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7.51">
            <text:p>7.5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7.21696238706595">
            <text:p>7.2170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44">
            <text:p>1.144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09936151408834">
            <text:p>1.0994</text:p>
          </table:table-cell>
          <table:table-cell table:style-name="ce4" table:formula="of:=[.Y38]" office:value-type="float" office:value="1.07">
            <text:p>1.07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2824896859661">
            <text:p>1.0282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7.51">
            <text:p>7.51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7.14550731392668">
            <text:p>7.145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44">
            <text:p>1.144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8847674662212">
            <text:p>1.0885</text:p>
          </table:table-cell>
          <table:table-cell table:style-name="ce4" table:formula="of:=[.Y39]" office:value-type="float" office:value="1.07">
            <text:p>1.07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1806828573922">
            <text:p>1.0181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7.51">
            <text:p>7.5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7.07475971675909">
            <text:p>7.0748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44">
            <text:p>1.144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7769974913081">
            <text:p>1.0777</text:p>
          </table:table-cell>
          <table:table-cell table:style-name="ce4" table:formula="of:=[.Y40]" office:value-type="float" office:value="1.07">
            <text:p>1.07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07988401722">
            <text:p>1.008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7.51">
            <text:p>7.5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7.00471259085059">
            <text:p>7.0047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44">
            <text:p>1.144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6702945458496">
            <text:p>1.0670</text:p>
          </table:table-cell>
          <table:table-cell table:style-name="ce4" table:formula="of:=[.Y41]" office:value-type="float" office:value="1.07">
            <text:p>1.07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98008318536635">
            <text:p>0.9980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7.51">
            <text:p>7.5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93535900084216">
            <text:p>6.9354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44">
            <text:p>1.144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5646480651977">
            <text:p>1.0565</text:p>
          </table:table-cell>
          <table:table-cell table:style-name="ce4" table:formula="of:=[.Y42]" office:value-type="float" office:value="1.07">
            <text:p>1.07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88127048056074">
            <text:p>0.9881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7.51">
            <text:p>7.5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6.86669208004175">
            <text:p>6.8667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44">
            <text:p>1.144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4600475893046">
            <text:p>1.0460</text:p>
          </table:table-cell>
          <table:table-cell table:style-name="ce4" table:formula="of:=[.Y43]" office:value-type="float" office:value="1.07">
            <text:p>1.07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78343611936707">
            <text:p>0.978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7.51">
            <text:p>7.5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6.7987050297443">
            <text:p>6.7987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44">
            <text:p>1.144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3564827616877">
            <text:p>1.0356</text:p>
          </table:table-cell>
          <table:table-cell table:style-name="ce4" table:formula="of:=[.Y44]" office:value-type="float" office:value="1.07">
            <text:p>1.07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68657041521492">
            <text:p>0.968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2015／03／09</text:date>, <text:time>15:11:5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09T15:11:51.75</dc:date>
    <meta:editing-duration>P24DT18H51M29S</meta:editing-duration>
    <meta:editing-cycles>57</meta:editing-cycles>
    <meta:generator>OpenOffice/4.1.1$Win32 OpenOffice.org_project/411m6$Build-9775</meta:generator>
    <meta:document-statistic meta:table-count="5" meta:cell-count="2243" meta:object-count="0"/>
  </office:meta>
</office:document-meta>
</file>